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2" style:parent-style-name="Book_20Title" style:family="text">
      <style:text-properties fo:text-transform="uppercase"/>
    </style:style>
    <style:style style:name="T3" style:family="text">
      <style:text-properties fo:font-weight="bold"/>
    </style:style>
    <style:style style:name="T4" style:family="text">
      <style:text-properties fo:color="#ff0000" fo:font-weight="bold"/>
    </style:style>
    <style:style style:name="T5" style:family="text">
      <style:text-properties fo:color="#000000" fo:font-weight="bold"/>
    </style:style>
    <style:style style:name="T6" style:parent-style-name="Book_20Title" style:family="text">
      <style:text-properties fo:font-variant="normal" fo:text-transform="none"/>
    </style:style>
    <style:style style:name="T7" style:family="text">
      <style:text-properties fo:color="#000000"/>
    </style:style>
    <style:style style:name="T8" style:family="text">
      <style:text-properties fo:font-style="italic" fo:font-weight="bold"/>
    </style:style>
    <style:style style:name="T9" style:family="text">
      <style:text-properties fo:font-style="italic"/>
    </style:style>
    <style:style style:name="T10" style:family="text">
      <style:text-properties fo:color="#000000" fo:font-style="italic" fo:font-weight="bold"/>
    </style:style>
    <style:style style:name="T11" style:family="text">
      <style:text-properties fo:color="#000000" fo:font-style="normal" fo:font-weight="normal"/>
    </style:style>
    <style:style style:name="T12" style:family="text">
      <style:text-properties fo:color="#000000" fo:font-style="italic" fo:font-weight="normal"/>
    </style:style>
    <style:style style:name="T13" style:family="text">
      <style:text-properties fo:font-family="Times New Roman" fo:font-weight="normal" style:font-family-generic="roman" style:font-pitch="variable" style:use-window-font-color="true"/>
    </style:style>
    <style:style style:name="T14" style:family="text">
      <style:text-properties fo:color="#000000" fo:country="US" fo:font-style="italic" fo:font-weight="bold" fo:language="en"/>
    </style:style>
    <style:style style:name="T15" style:family="text">
      <style:text-properties fo:color="#000000" fo:country="US" fo:font-style="normal" fo:font-weight="normal" fo:language="en"/>
    </style:style>
    <style:style style:name="T16" style:family="text">
      <style:text-properties fo:color="#000000" fo:country="US" fo:font-style="normal" fo:language="en"/>
    </style:style>
    <style:style style:name="T17" style:family="text">
      <style:text-properties style:use-window-font-color="true"/>
    </style:style>
    <style:style style:name="T18" style:family="text">
      <style:text-properties fo:font-style="italic" fo:font-weight="bold" style:use-window-font-color="true"/>
    </style:style>
    <style:style style:name="T19" style:family="text">
      <style:text-properties fo:font-style="normal" fo:font-weight="normal" style:use-window-font-color="true"/>
    </style:style>
    <style:style style:name="T20" style:family="text">
      <style:text-properties fo:country="US" fo:language="en" style:use-window-font-color="true"/>
    </style:style>
    <style:style style:name="P2" style:parent-style-name="Standard" style:family="paragraph" style:master-page-name="First_20_Page">
      <style:paragraph-properties fo:hyphenation-ladder-count="no-limit" fo:text-align="center" style:line-break="strict" style:punctuation-wrap="hanging" style:tab-stop-distance="35.404785744200005pt" style:text-autospace="ideograph-alpha" style:writing-mode="lr"/>
      <style:text-properties fo:country="RU" fo:font-weight="bold" fo:hyphenate="false" fo:hyphenation-push-char-count="2" fo:hyphenation-remain-char-count="2" fo:language="ru" fo:text-transform="uppercase" style:letter-kerning="true" style:use-window-font-color="true"/>
    </style:style>
    <style:style style:name="P3" style:parent-style-name="Standard" style:family="paragraph">
      <style:paragraph-properties fo:hyphenation-ladder-count="no-limit" fo:text-align="center" style:line-break="strict" style:punctuation-wrap="hanging" style:tab-stop-distance="35.404785744200005pt" style:text-autospace="ideograph-alpha" style:writing-mode="lr"/>
      <style:text-properties fo:country="RU" fo:font-weight="bold" fo:hyphenate="false" fo:hyphenation-push-char-count="2" fo:hyphenation-remain-char-count="2" fo:language="ru" fo:text-transform="uppercase" style:letter-kerning="true" style:use-window-font-color="true"/>
    </style:style>
    <style:style style:name="P4" style:parent-style-name="Standard" style:family="paragraph">
      <style:paragraph-properties fo:hyphenation-ladder-count="no-limit" fo:text-align="center" style:line-break="strict" style:punctuation-wrap="hanging" style:tab-stop-distance="35.404785744200005pt" style:text-autospace="ideograph-alpha" style:writing-mode="lr"/>
      <style:text-properties fo:country="RU" fo:font-weight="bold" fo:hyphenate="false" fo:hyphenation-push-char-count="2" fo:hyphenation-remain-char-count="2" fo:language="ru" style:letter-kerning="true" style:use-window-font-color="true"/>
    </style:style>
    <style:style style:name="P5" style:parent-style-name="Standard" style:family="paragraph">
      <style:paragraph-properties fo:hyphenation-ladder-count="no-limit" fo:text-align="center" style:line-break="strict" style:punctuation-wrap="hanging" style:tab-stop-distance="35.404785744200005pt" style:text-autospace="ideograph-alpha" style:writing-mode="lr"/>
      <style:text-properties fo:country="RU" fo:hyphenate="false" fo:hyphenation-push-char-count="2" fo:hyphenation-remain-char-count="2" fo:language="ru" style:letter-kerning="true" style:use-window-font-color="true"/>
    </style:style>
    <style:style style:name="P6" style:parent-style-name="Times14__D0_A0_D0_98_D0_9E2" style:family="paragraph">
      <style:paragraph-properties fo:background-color="transparent" fo:hyphenation-ladder-count="no-limit" fo:line-height="150%" fo:text-align="center" fo:text-indent="36.850457540000001pt" style:line-break="strict" style:page-number="auto" style:punctuation-wrap="hanging" style:tab-stop-distance="35.404785744200005pt" style:text-autospace="ideograph-alpha" style:writing-mode="lr"/>
      <style:text-properties fo:font-family="Times New Roman" fo:hyphenate="false" fo:hyphenation-push-char-count="2" fo:hyphenation-remain-char-count="2" style:font-family-generic="roman" style:font-pitch="variable" style:letter-kerning="true" style:use-window-font-color="true"/>
    </style:style>
    <style:style style:name="P7" style:parent-style-name="Standard" style:family="paragraph">
      <style:paragraph-properties fo:hyphenation-ladder-count="no-limit" style:line-break="strict" style:punctuation-wrap="hanging" style:tab-stop-distance="35.404785744200005pt" style:text-autospace="ideograph-alpha" style:writing-mode="lr"/>
      <style:text-properties fo:country="RU" fo:hyphenate="false" fo:hyphenation-push-char-count="2" fo:hyphenation-remain-char-count="2" fo:language="ru" style:letter-kerning="true" style:use-window-font-color="true"/>
    </style:style>
    <style:style style:name="P8" style:parent-style-name="Standard" style:family="paragraph">
      <style:paragraph-properties fo:hyphenation-ladder-count="no-limit" fo:text-indent="0.000000000000000pt" style:line-break="strict" style:punctuation-wrap="hanging" style:tab-stop-distance="35.404785744200005pt" style:text-autospace="ideograph-alpha" style:writing-mode="lr"/>
      <style:text-properties fo:country="RU" fo:hyphenate="false" fo:hyphenation-push-char-count="2" fo:hyphenation-remain-char-count="2" fo:language="ru" style:letter-kerning="true" style:use-window-font-color="true"/>
    </style:style>
    <style:style style:name="P9" style:parent-style-name="Standard" style:family="paragraph">
      <style:paragraph-properties fo:hyphenation-ladder-count="no-limit" fo:text-align="center" style:line-break="strict" style:punctuation-wrap="hanging" style:tab-stop-distance="35.404785744200005pt" style:text-autospace="ideograph-alpha" style:writing-mode="lr"/>
      <style:text-properties fo:color="#ff0000" fo:country="RU" fo:hyphenate="false" fo:hyphenation-push-char-count="2" fo:hyphenation-remain-char-count="2" fo:language="ru" style:letter-kerning="true"/>
    </style:style>
    <style:style style:name="P10" style:parent-style-name="Heading_202" style:family="paragraph">
      <style:paragraph-properties fo:break-before="page" fo:hyphenation-ladder-count="no-limit" fo:keep-with-next="always" fo:line-height="150%" fo:margin-left="0.000000000000000pt" fo:margin-right="0.000000000000000pt" fo:orphans="2" fo:text-align="left" fo:widows="2" style:line-break="strict" style:punctuation-wrap="hanging" style:tab-stop-distance="35.404785744200005pt" style:text-autospace="ideograph-alpha" style:writing-mode="lr"/>
      <style:text-properties fo:country="RU" fo:hyphenate="false" fo:hyphenation-push-char-count="2" fo:hyphenation-remain-char-count="2" fo:language="ru" style:letter-kerning="true" style:use-window-font-color="true"/>
    </style:style>
    <style:style style:name="P11" style:parent-style-name="Text_20body" style:family="paragraph">
      <style:paragraph-properties fo:hyphenation-ladder-count="no-limit" fo:margin-left="0.000000000000000pt" fo:margin-right="0.000000000000000pt" fo:orphans="2" fo:text-indent="35.461478755799995pt" fo:widows="2" style:auto-text-indent="false" style:line-break="strict" style:punctuation-wrap="hanging" style:tab-stop-distance="35.404785744200005pt" style:text-autospace="ideograph-alpha" style:writing-mode="lr"/>
      <style:text-properties fo:color="#ff0000" fo:country="RU" fo:font-family="Times New Roman" fo:font-size="14.000000000000000pt" fo:hyphenate="false" fo:hyphenation-push-char-count="2" fo:hyphenation-remain-char-count="2" fo:language="ru" style:font-family-generic="roman" style:font-pitch="variable" style:letter-kerning="true"/>
    </style:style>
    <style:style style:name="P12" style:parent-style-name="Heading_202" style:family="paragraph">
      <style:paragraph-properties fo:hyphenation-ladder-count="no-limit" fo:keep-with-next="always" fo:line-height="150%" fo:margin-left="0.000000000000000pt" fo:margin-right="0.000000000000000pt" fo:orphans="2" fo:widows="2" style:line-break="strict" style:punctuation-wrap="hanging" style:tab-stop-distance="35.404785744200005pt" style:text-autospace="ideograph-alpha" style:writing-mode="lr"/>
      <style:text-properties fo:country="RU" fo:hyphenate="false" fo:hyphenation-push-char-count="2" fo:hyphenation-remain-char-count="2" fo:language="ru" style:letter-kerning="true" style:use-window-font-color="true"/>
    </style:style>
    <style:style style:name="P13" style:parent-style-name="Standard" style:family="paragraph">
      <style:paragraph-properties fo:hyphenation-ladder-count="no-limit" style:line-break="strict" style:punctuation-wrap="hanging" style:tab-stop-distance="35.404785744200005pt" style:text-autospace="ideograph-alpha" style:writing-mode="lr"/>
      <style:text-properties fo:country="RU" fo:font-weight="bold" fo:hyphenate="false" fo:hyphenation-push-char-count="2" fo:hyphenation-remain-char-count="2" fo:language="ru" style:letter-kerning="true" style:use-window-font-color="true"/>
    </style:style>
    <style:style style:name="P14" style:parent-style-name="Standard" style:family="paragraph">
      <style:paragraph-properties fo:hyphenation-ladder-count="no-limit" style:line-break="strict" style:punctuation-wrap="hanging" style:tab-stop-distance="35.404785744200005pt" style:text-autospace="ideograph-alpha" style:writing-mode="lr"/>
      <style:text-properties fo:color="#ff0000" fo:country="RU" fo:hyphenate="false" fo:hyphenation-push-char-count="2" fo:hyphenation-remain-char-count="2" fo:language="ru" style:letter-kerning="true"/>
    </style:style>
    <style:style style:name="P15" style:parent-style-name="Text_20body" style:family="paragraph">
      <style:paragraph-properties fo:hyphenation-ladder-count="no-limit" fo:margin-left="0.000000000000000pt" fo:margin-right="0.000000000000000pt" fo:orphans="2" fo:text-indent="35.461478755799995pt" fo:widows="2" style:auto-text-indent="false" style:line-break="strict" style:punctuation-wrap="hanging" style:tab-stop-distance="35.404785744200005pt" style:text-autospace="ideograph-alpha" style:writing-mode="lr"/>
      <style:text-properties fo:color="#ff0000" fo:country="RU" fo:font-family="Times New Roman" fo:font-size="14.000000000000000pt" fo:hyphenate="false" fo:hyphenation-push-char-count="2" fo:hyphenation-remain-char-count="2" fo:language="ru" style:letter-kerning="true"/>
    </style:style>
    <style:style style:name="P16" style:parent-style-name="Table" style:family="paragraph">
      <style:paragraph-properties fo:hyphenation-ladder-count="no-limit" fo:keep-with-next="always" fo:margin-left="0.000000000000000pt" fo:margin-right="0.000000000000000pt" fo:orphans="2" fo:widows="2" style:line-break="strict" style:punctuation-wrap="hanging" style:tab-stop-distance="35.404785744200005pt" style:text-autospace="ideograph-alpha" style:writing-mode="lr" text:line-number="0" text:number-lines="false"/>
      <style:text-properties fo:country="RU" fo:font-family="Times New Roman" fo:hyphenate="false" fo:hyphenation-push-char-count="2" fo:hyphenation-remain-char-count="2" fo:language="ru" style:font-family-generic="roman" style:font-pitch="variable" style:letter-kerning="true" style:use-window-font-color="true"/>
    </style:style>
    <style:style style:name="P17" style:parent-style-name="Table_20Contents" style:family="paragraph">
      <style:paragraph-properties fo:background-color="transparent" fo:hyphenation-ladder-count="no-limit" fo:line-height="150%" fo:margin-left="0.000000000000000pt" fo:margin-right="0.000000000000000pt" fo:orphans="2" fo:text-align="justify" fo:text-indent="0.000000000000000pt" fo:widows="2" style:auto-text-indent="false" style:justify-single-word="false" style:line-break="strict" style:page-number="auto" style:punctuation-wrap="hanging" style:tab-stop-distance="35.404785744200005pt" style:text-autospace="ideograph-alpha" style:writing-mode="lr"/>
      <style:text-properties fo:country="RU" fo:font-family="Times New Roman" fo:font-size="12.000000000000000pt" fo:hyphenate="false" fo:hyphenation-push-char-count="2" fo:hyphenation-remain-char-count="2" fo:language="ru" style:font-family-generic="roman" style:font-pitch="variable" style:letter-kerning="true" style:use-window-font-color="true"/>
    </style:style>
    <style:style style:name="P18" style:parent-style-name="Table_20Contents" style:family="paragraph" style:list-style-name="L14">
      <style:paragraph-properties fo:background-color="transparent" fo:hyphenation-ladder-count="no-limit" fo:line-height="150%" fo:margin-left="0.000000000000000pt" fo:margin-right="0.000000000000000pt" fo:orphans="2" fo:text-align="justify" fo:text-indent="35.461478755799995pt" fo:widows="2" style:auto-text-indent="false" style:justify-single-word="false" style:line-break="strict" style:page-number="auto" style:punctuation-wrap="hanging" style:tab-stop-distance="35.404785744200005pt" style:text-autospace="ideograph-alpha" style:writing-mode="lr"/>
      <style:text-properties fo:country="RU" fo:font-family="Times New Roman" fo:font-size="12.000000000000000pt" fo:hyphenate="false" fo:hyphenation-push-char-count="2" fo:hyphenation-remain-char-count="2" fo:language="ru" style:font-family-generic="roman" style:font-pitch="variable" style:letter-kerning="true" style:use-window-font-color="true"/>
    </style:style>
    <style:style style:name="P19" style:parent-style-name="Heading_201" style:family="paragraph">
      <style:paragraph-properties fo:break-before="page" fo:hyphenation-ladder-count="no-limit" fo:keep-with-next="always" fo:line-height="150%" fo:margin-left="0.000000000000000pt" fo:margin-right="0.000000000000000pt" fo:orphans="2" fo:widows="2" style:line-break="strict" style:punctuation-wrap="hanging" style:tab-stop-distance="35.404785744200005pt" style:text-autospace="ideograph-alpha" style:writing-mode="lr"/>
      <style:text-properties fo:country="RU" fo:hyphenate="false" fo:hyphenation-push-char-count="2" fo:hyphenation-remain-char-count="2" fo:language="ru" style:letter-kerning="true" style:use-window-font-color="true"/>
    </style:style>
    <style:style style:name="P20" style:parent-style-name="Standard" style:family="paragraph">
      <style:paragraph-properties fo:hyphenation-ladder-count="no-limit" style:line-break="strict" style:punctuation-wrap="hanging" style:tab-stop-distance="35.404785744200005pt" style:text-autospace="ideograph-alpha" style:writing-mode="lr"/>
      <style:text-properties fo:color="#ce181e" fo:country="RU" fo:hyphenate="false" fo:hyphenation-push-char-count="2" fo:hyphenation-remain-char-count="2" fo:language="ru" style:letter-kerning="true"/>
    </style:style>
    <style:style style:name="Table1" style:family="table">
      <style:table-properties fo:margin-bottom="0.000000000000000pt" fo:margin-left="-5.414182607800000pt" fo:margin-top="0.000000000000000pt" style:width="492.690617309800018pt" style:writing-mode="lr" table:align="left" table:border-model="collapsing"/>
    </style:style>
    <style:style style:name="Table2" style:family="table">
      <style:table-properties style:width="467.745692205800026pt" table:align="margins" table:border-model="collapsing"/>
    </style:style>
    <style:style style:name="Table1.A" style:family="table-column">
      <style:table-column-properties style:column-width="217.361006474400000pt"/>
    </style:style>
    <style:style style:name="Table1.B" style:family="table-column">
      <style:table-column-properties style:column-width="130.450619691599996pt"/>
    </style:style>
    <style:style style:name="Table1.C" style:family="table-column">
      <style:table-column-properties style:column-width="144.907337649600009pt"/>
    </style:style>
    <style:style style:name="Table2.A" style:family="table-column">
      <style:table-column-properties style:column-width="42.236293642000000pt" style:rel-column-width="5920*"/>
    </style:style>
    <style:style style:name="Table2.B" style:family="table-column">
      <style:table-column-properties style:column-width="141.845915023199979pt" style:rel-column-width="19871*"/>
    </style:style>
    <style:style style:name="Table1.1" style:family="table-row">
      <style:table-row-properties fo:keep-together="auto" style:min-row-height="30.699265781399998pt"/>
    </style:style>
    <style:style style:name="Table2.2" style:family="table-row">
      <style:table-row-properties style:min-row-height="41.549222125200004pt"/>
    </style:style>
    <style:style style:name="Table1.A1" style:family="table-cell">
      <style:table-cell-properties calligra:specialborder-bottom="none" calligra:specialborder-left="none" calligra:specialborder-right="none" calligra:specialborder-top="none" fo:border="0pt none #000000" fo:padding-bottom="0.000000000000000pt" fo:padding-left="5.414182607800000pt" fo:padding-right="5.414182607800000pt" fo:padding-top="0.000000000000000pt" style:diagonal-bl-tr="0pt none #000000" style:diagonal-tl-br="0pt none #000000" style:vertical-align="bottom" style:writing-mode="lr"/>
    </style:style>
    <style:style style:name="Table1.B1" style:family="table-cell">
      <style:table-cell-properties calligra:specialborder-bottom="solid" calligra:specialborder-left="none" calligra:specialborder-right="none" calligra:specialborder-top="none" fo:border-bottom="0.5pt solid #000000" fo:border-left="0pt none #000000" fo:border-right="0pt none #000000" fo:border-top="0pt none #000000" fo:padding-bottom="0.000000000000000pt" fo:padding-left="5.414182607800000pt" fo:padding-right="5.414182607800000pt" fo:padding-top="0.000000000000000pt" style:diagonal-bl-tr="0pt none #000000" style:diagonal-tl-br="0pt none #000000" style:vertical-align="bottom" style:writing-mode="lr"/>
    </style:style>
    <style:style style:name="Table1.B2" style:family="table-cell">
      <style:table-cell-properties calligra:specialborder-bottom="solid" calligra:specialborder-left="none" calligra:specialborder-right="none" calligra:specialborder-top="solid" fo:border-bottom="0.5pt solid #000000" fo:border-left="0pt none #000000" fo:border-right="0pt none #000000" fo:border-top="0.5pt solid #000000" fo:padding-bottom="0.000000000000000pt" fo:padding-left="5.414182607800000pt" fo:padding-right="5.414182607800000pt" fo:padding-top="0.000000000000000pt" style:diagonal-bl-tr="0pt none #000000" style:diagonal-tl-br="0pt none #000000" style:vertical-align="bottom" style:writing-mode="lr"/>
    </style:style>
    <style:style style:name="Table2.A1" style:family="table-cell">
      <style:table-cell-properties calligra:specialborder-bottom="solid" calligra:specialborder-left="solid" calligra:specialborder-right="none" calligra:specialborder-top="solid" fo:border-bottom="0.05pt solid #000000" fo:border-left="0.05pt solid #000000" fo:border-right="0pt none #000000" fo:border-top="0.05pt solid #000000" fo:padding="2.749611062600000pt" style:diagonal-bl-tr="0pt none #000000" style:diagonal-tl-br="0pt none #000000"/>
    </style:style>
    <style:style style:name="Table2.A2" style:family="table-cell">
      <style:table-cell-properties calligra:specialborder-bottom="solid" calligra:specialborder-left="solid" calligra:specialborder-right="none" calligra:specialborder-top="none" fo:border-bottom="0.05pt solid #000000" fo:border-left="0.05pt solid #000000" fo:border-right="0pt none #000000" fo:border-top="0pt none #000000" fo:padding="2.749611062600000pt" style:diagonal-bl-tr="0pt none #000000" style:diagonal-tl-br="0pt none #000000"/>
    </style:style>
    <text:list-style style:name="L111" style:display-name="L11">
      <text:list-level-style-number text:start-value="1" text:display-levels="4" style:num-prefix="" style:num-suffix="." style:num-format="1" text:level="1">
        <style:list-level-properties text:list-level-position-and-space-mode="label-alignment" fo:text-align="start">
          <style:list-level-label-alignment text:label-followed-by="listtab" text:list-tab-stop-position="36.00000000000pt" fo:text-indent="-18.00000000000pt" fo:margin-left="36.00000000000pt"/>
        </style:list-level-properties>
      </text:list-level-style-number>
    </text:list-style>
    <text:list-style style:name="L1111" style:display-name="L111">
      <text:list-level-style-number text:start-value="1" text:display-levels="1" style:num-suffix="." style:num-format="1" text:style-name="Numbering_20Symbols" text:level="1">
        <style:list-level-properties text:list-level-position-and-space-mode="label-alignment" fo:text-align="start">
          <style:list-level-label-alignment text:label-followed-by="listtab" text:list-tab-stop-position="36.00006236600pt" fo:text-indent="-18.00003118300pt" fo:margin-left="36.00006236600pt"/>
        </style:list-level-properties>
      </text:list-level-style-number>
      <text:list-level-style-number text:start-value="1" text:display-levels="1" style:num-suffix="." style:num-format="1" text:style-name="Numbering_20Symbols" text:level="2">
        <style:list-level-properties text:list-level-position-and-space-mode="label-alignment" fo:text-align="start">
          <style:list-level-label-alignment text:label-followed-by="listtab" text:list-tab-stop-position="54.00009354900pt" fo:text-indent="-18.00003118300pt" fo:margin-left="54.00009354900pt"/>
        </style:list-level-properties>
      </text:list-level-style-number>
      <text:list-level-style-number text:start-value="1" text:display-levels="1" style:num-suffix="." style:num-format="1" text:style-name="Numbering_20Symbols" text:level="3">
        <style:list-level-properties text:list-level-position-and-space-mode="label-alignment" fo:text-align="start">
          <style:list-level-label-alignment text:label-followed-by="listtab" text:list-tab-stop-position="72.00012473200pt" fo:text-indent="-18.00003118300pt" fo:margin-left="72.00012473200pt"/>
        </style:list-level-properties>
      </text:list-level-style-number>
      <text:list-level-style-number text:start-value="1" text:display-levels="1" style:num-suffix="." style:num-format="1" text:style-name="Numbering_20Symbols" text:level="4">
        <style:list-level-properties text:list-level-position-and-space-mode="label-alignment" fo:text-align="start">
          <style:list-level-label-alignment text:label-followed-by="listtab" text:list-tab-stop-position="90.00015591500pt" fo:text-indent="-18.00003118300pt" fo:margin-left="90.00015591500pt"/>
        </style:list-level-properties>
      </text:list-level-style-number>
      <text:list-level-style-number text:start-value="1" text:display-levels="1" style:num-suffix="." style:num-format="1" text:style-name="Numbering_20Symbols" text:level="5">
        <style:list-level-properties text:list-level-position-and-space-mode="label-alignment" fo:text-align="start">
          <style:list-level-label-alignment text:label-followed-by="listtab" text:list-tab-stop-position="108.00018709800pt" fo:text-indent="-18.00003118300pt" fo:margin-left="108.00018709800pt"/>
        </style:list-level-properties>
      </text:list-level-style-number>
      <text:list-level-style-number text:start-value="1" text:display-levels="1" style:num-suffix="." style:num-format="1" text:style-name="Numbering_20Symbols" text:level="6">
        <style:list-level-properties text:list-level-position-and-space-mode="label-alignment" fo:text-align="start">
          <style:list-level-label-alignment text:label-followed-by="listtab" text:list-tab-stop-position="126.00021828100pt" fo:text-indent="-18.00003118300pt" fo:margin-left="126.00021828100pt"/>
        </style:list-level-properties>
      </text:list-level-style-number>
      <text:list-level-style-number text:start-value="1" text:display-levels="1" style:num-suffix="." style:num-format="1" text:style-name="Numbering_20Symbols" text:level="7">
        <style:list-level-properties text:list-level-position-and-space-mode="label-alignment" fo:text-align="start">
          <style:list-level-label-alignment text:label-followed-by="listtab" text:list-tab-stop-position="144.00024946400pt" fo:text-indent="-18.00003118300pt" fo:margin-left="144.00024946400pt"/>
        </style:list-level-properties>
      </text:list-level-style-number>
      <text:list-level-style-number text:start-value="1" text:display-levels="1" style:num-suffix="." style:num-format="1" text:style-name="Numbering_20Symbols" text:level="8">
        <style:list-level-properties text:list-level-position-and-space-mode="label-alignment" fo:text-align="start">
          <style:list-level-label-alignment text:label-followed-by="listtab" text:list-tab-stop-position="162.00028064700pt" fo:text-indent="-18.00003118300pt" fo:margin-left="162.00028064700pt"/>
        </style:list-level-properties>
      </text:list-level-style-number>
      <text:list-level-style-number text:start-value="1" text:display-levels="1" style:num-suffix="." style:num-format="1" text:style-name="Numbering_20Symbols" text:level="9">
        <style:list-level-properties text:list-level-position-and-space-mode="label-alignment" fo:text-align="start">
          <style:list-level-label-alignment text:label-followed-by="listtab" text:list-tab-stop-position="180.00031183000pt" fo:text-indent="-18.00003118300pt" fo:margin-left="180.00031183000pt"/>
        </style:list-level-properties>
      </text:list-level-style-number>
      <text:list-level-style-number text:start-value="1" text:display-levels="1" style:num-suffix="." style:num-format="1" text:style-name="Numbering_20Symbols" text:level="10">
        <style:list-level-properties text:list-level-position-and-space-mode="label-alignment" fo:text-align="start">
          <style:list-level-label-alignment text:label-followed-by="listtab" text:list-tab-stop-position="198.00034301300pt" fo:text-indent="-18.00003118300pt" fo:margin-left="198.00034301300pt"/>
        </style:list-level-properties>
      </text:list-level-style-number>
    </text:list-style>
    <text:list-style style:name="L1211" style:display-name="L121">
      <text:list-level-style-number text:start-value="1" text:display-levels="1" style:num-suffix="." style:num-format="1" text:style-name="Numbering_20Symbols" text:level="1">
        <style:list-level-properties text:list-level-position-and-space-mode="label-alignment" fo:text-align="start">
          <style:list-level-label-alignment text:label-followed-by="listtab" text:list-tab-stop-position="36.00006236600pt" fo:text-indent="-18.00003118300pt" fo:margin-left="36.00006236600pt"/>
        </style:list-level-properties>
      </text:list-level-style-number>
      <text:list-level-style-number text:start-value="1" text:display-levels="1" style:num-suffix="." style:num-format="1" text:style-name="Numbering_20Symbols" text:level="2">
        <style:list-level-properties text:list-level-position-and-space-mode="label-alignment" fo:text-align="start">
          <style:list-level-label-alignment text:label-followed-by="listtab" text:list-tab-stop-position="54.00009354900pt" fo:text-indent="-18.00003118300pt" fo:margin-left="54.00009354900pt"/>
        </style:list-level-properties>
      </text:list-level-style-number>
      <text:list-level-style-number text:start-value="1" text:display-levels="1" style:num-suffix="." style:num-format="1" text:style-name="Numbering_20Symbols" text:level="3">
        <style:list-level-properties text:list-level-position-and-space-mode="label-alignment" fo:text-align="start">
          <style:list-level-label-alignment text:label-followed-by="listtab" text:list-tab-stop-position="72.00012473200pt" fo:text-indent="-18.00003118300pt" fo:margin-left="72.00012473200pt"/>
        </style:list-level-properties>
      </text:list-level-style-number>
      <text:list-level-style-number text:start-value="1" text:display-levels="1" style:num-suffix="." style:num-format="1" text:style-name="Numbering_20Symbols" text:level="4">
        <style:list-level-properties text:list-level-position-and-space-mode="label-alignment" fo:text-align="start">
          <style:list-level-label-alignment text:label-followed-by="listtab" text:list-tab-stop-position="90.00015591500pt" fo:text-indent="-18.00003118300pt" fo:margin-left="90.00015591500pt"/>
        </style:list-level-properties>
      </text:list-level-style-number>
      <text:list-level-style-number text:start-value="1" text:display-levels="1" style:num-suffix="." style:num-format="1" text:style-name="Numbering_20Symbols" text:level="5">
        <style:list-level-properties text:list-level-position-and-space-mode="label-alignment" fo:text-align="start">
          <style:list-level-label-alignment text:label-followed-by="listtab" text:list-tab-stop-position="108.00018709800pt" fo:text-indent="-18.00003118300pt" fo:margin-left="108.00018709800pt"/>
        </style:list-level-properties>
      </text:list-level-style-number>
      <text:list-level-style-number text:start-value="1" text:display-levels="1" style:num-suffix="." style:num-format="1" text:style-name="Numbering_20Symbols" text:level="6">
        <style:list-level-properties text:list-level-position-and-space-mode="label-alignment" fo:text-align="start">
          <style:list-level-label-alignment text:label-followed-by="listtab" text:list-tab-stop-position="126.00021828100pt" fo:text-indent="-18.00003118300pt" fo:margin-left="126.00021828100pt"/>
        </style:list-level-properties>
      </text:list-level-style-number>
      <text:list-level-style-number text:start-value="1" text:display-levels="1" style:num-suffix="." style:num-format="1" text:style-name="Numbering_20Symbols" text:level="7">
        <style:list-level-properties text:list-level-position-and-space-mode="label-alignment" fo:text-align="start">
          <style:list-level-label-alignment text:label-followed-by="listtab" text:list-tab-stop-position="144.00024946400pt" fo:text-indent="-18.00003118300pt" fo:margin-left="144.00024946400pt"/>
        </style:list-level-properties>
      </text:list-level-style-number>
      <text:list-level-style-number text:start-value="1" text:display-levels="1" style:num-suffix="." style:num-format="1" text:style-name="Numbering_20Symbols" text:level="8">
        <style:list-level-properties text:list-level-position-and-space-mode="label-alignment" fo:text-align="start">
          <style:list-level-label-alignment text:label-followed-by="listtab" text:list-tab-stop-position="162.00028064700pt" fo:text-indent="-18.00003118300pt" fo:margin-left="162.00028064700pt"/>
        </style:list-level-properties>
      </text:list-level-style-number>
      <text:list-level-style-number text:start-value="1" text:display-levels="1" style:num-suffix="." style:num-format="1" text:style-name="Numbering_20Symbols" text:level="9">
        <style:list-level-properties text:list-level-position-and-space-mode="label-alignment" fo:text-align="start">
          <style:list-level-label-alignment text:label-followed-by="listtab" text:list-tab-stop-position="180.00031183000pt" fo:text-indent="-18.00003118300pt" fo:margin-left="180.00031183000pt"/>
        </style:list-level-properties>
      </text:list-level-style-number>
      <text:list-level-style-number text:start-value="1" text:display-levels="1" style:num-suffix="." style:num-format="1" text:style-name="Numbering_20Symbols" text:level="10">
        <style:list-level-properties text:list-level-position-and-space-mode="label-alignment" fo:text-align="start">
          <style:list-level-label-alignment text:label-followed-by="listtab" text:list-tab-stop-position="198.00034301300pt" fo:text-indent="-18.00003118300pt" fo:margin-left="198.00034301300pt"/>
        </style:list-level-properties>
      </text:list-level-style-number>
    </text:list-style>
  </office:automatic-styles>
  <office:body>
    <office:text>
      <text:tracked-changes text:track-changes="false"/>
      <text:p text:style-name="P2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4">Кафедра МО ЭВМ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2">отчет</text:span></text:p>
      <text:p text:style-name="P5"><text:span text:style-name="T3">по лабораторной работе</text:span><text:span text:style-name="T4"><text:s/></text:span><text:span text:style-name="T5">№1</text:span></text:p>
      <text:p text:style-name="P5"><text:span text:style-name="T3">по дисциплине<text:s/></text:span><text:span text:style-name="T5">«Информатика»</text:span></text:p>
      <text:p text:style-name="P5"><text:span text:style-name="T6">Тема: Основные управляющие конструкции</text:span></text:p>
      <text:p text:style-name="P5"/>
      <text:p text:style-name="P5"/>
      <text:p text:style-name="P5"/>
      <text:p text:style-name="P5"/>
      <text:p text:style-name="P5"/>
      <text:p text:style-name="P5"/>
      <table:table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>
            <text:p text:style-name="P7">Студент гр. 9383</text:p>
          </table:table-cell>
          <table:table-cell table:style-name="Table1.B1">
            <text:p text:style-name="P8"/>
          </table:table-cell>
          <table:table-cell table:style-name="Table1.A1">
            <text:p text:style-name="P9"><text:span text:style-name="T7">Ноздрин В.Я.</text:span></text:p>
          </table:table-cell>
        </table:table-row>
        <table:table-row table:style-name="Table1.1">
          <table:table-cell table:style-name="Table1.A1">
            <text:p text:style-name="P7">Преподаватель</text:p>
          </table:table-cell>
          <table:table-cell table:style-name="Table1.B2">
            <text:p text:style-name="P8"/>
          </table:table-cell>
          <table:table-cell table:style-name="Table1.A1">
            <text:p text:style-name="P9"><text:span text:style-name="T7">Размочаева Н.В.</text:span></text:p>
          </table:table-cell>
        </table:table-row>
      </table:table>
      <text:p text:style-name="P5"/>
      <text:p text:style-name="P5"/>
      <text:p text:style-name="P5">Санкт-Петербург</text:p>
      <text:p text:style-name="P5">2019</text:p>
      <text:h text:outline-level="2" text:style-name="P10">Цель работы.</text:h>
      <text:p text:style-name="P11"><text:span text:style-name="T7">Целью данной работы является изучение основных управляющих</text:span></text:p>
      <text:p text:style-name="P11"><text:span text:style-name="T7">конструкций языка<text:s/></text:span><text:span text:style-name="T5">Python</text:span><text:span text:style-name="T7">.</text:span></text:p>
      <text:p text:style-name="P11"/>
      <text:h text:outline-level="2" text:style-name="P12">Задание.</text:h>
      <text:p text:style-name="P7">Используя библиотеку<text:s/><text:span text:style-name="T8">wikipedia</text:span>, напишите программу, которая принимает на вход строку вида</text:p>
      <text:p text:style-name="P7"><text:span text:style-name="T9">название_страницы_1, название страницы_2, ... название_страницы_n, сокращенная_форма_языка</text:span></text:p>
      <text:p text:style-name="P7">и делает следующее:</text:p>
      <text:list text:style-name="L111" xml:id="list-2073b259-0f05-49ef-bf65-304758025a62">
        <text:list-item>
          <text:number>1.</text:number>
          <text:p text:style-name="P7">1. Проверяет, есть ли такой язык в возможных языках сервиса, если нет, выводит строку "no results" и завершает выполнение программы. В случае, если язык есть, устанавливает его как язык запросов в текущей программе.</text:p>
        </text:list-item>
        <text:list-item>
          <text:number>2.</text:number>
          <text:p text:style-name="P7">2. Ищет максимальное число слов в кратком содержании страниц и <text:s/>выводит на экран это максимальное количество и название страницы, у которой оно обнаружилось. Считается, что слова разделены пробельными символами.</text:p>
        </text:list-item>
      </text:list>
      <text:p text:style-name="P7">Если максимальных значений несколько, выведите последнее.</text:p>
      <text:p text:style-name="P7">3. Строит список-цепочку из страниц и выводит полученный список на экран. Элементы списка-цепочки - это страницы <text:s/>"название_страницы_1", "название страницы_2", ... "название_страницы_n", между которыми может быть одна промежуточная страница или не быть промежуточных страниц. Каждая страница содержит в себе ссылку на следующий элемент списка-цепочки.</text:p>
      <text:p text:style-name="P13"/>
      <text:h text:outline-level="2" text:style-name="P12">Выполнение работы.</text:h>
      <text:p text:style-name="P14"><text:span text:style-name="T7">В ходе решения представленных задач используется предложенная библиотека<text:s/></text:span><text:span text:style-name="T10">Wikipedia</text:span><text:span text:style-name="T11">.</text:span></text:p>
      <text:p text:style-name="P14"><text:span text:style-name="T11">Переменные:</text:span></text:p>
      <text:p text:style-name="P14"><text:span text:style-name="T10">user_input</text:span><text:span text:style-name="T11"><text:s/>- Список, введенная пользователем строка, разбитая по ", "</text:span></text:p>
      <text:p text:style-name="P14"><text:span text:style-name="T10">lang</text:span><text:span text:style-name="T11"><text:s/>- последний элемент списка пользовательского ввода, строка с короткой записью языка</text:span></text:p>
      <text:p text:style-name="P14"><text:span text:style-name="T10">wp_titles_list</text:span><text:span text:style-name="T11"><text:s/>- часть пользовательского ввода с названиями используемых страниц</text:span></text:p>
      <text:p text:style-name="P14"><text:span text:style-name="T10">WikipediaPage_list</text:span><text:span text:style-name="T11"><text:s/>- список<text:s/></text:span><text:span text:style-name="T10">wp_titles_list</text:span><text:span text:style-name="T11">, преобразованный в объекты типа<text:s/></text:span><text:span text:style-name="T10">WikipediaPage</text:span></text:p>
      <text:p text:style-name="P14"><text:span text:style-name="T10">max_words_amount, max_words_pagename</text:span><text:span text:style-name="T11"><text:s/>- наибольшее количество слов в статье и ее название</text:span></text:p>
      <text:p text:style-name="P14"><text:span text:style-name="T10">shortest_WikipediaPage_chain</text:span><text:span text:style-name="T11"><text:s/>- искомая цепочка страниц</text:span></text:p>
      <text:p text:style-name="P14"><text:span text:style-name="T11">Функции:</text:span></text:p>
      <text:p text:style-name="P14"><text:span text:style-name="T10">try_set_lang</text:span><text:span text:style-name="T12">()</text:span><text:span text:style-name="T11"><text:s/>- функция ставит указанный язык, как язык работы с библиотекой<text:s/></text:span><text:span text:style-name="T10">Wikipedia<text:s/></text:span><text:span text:style-name="T11">возвращает<text:s/></text:span><text:span text:style-name="T10">True</text:span><text:span text:style-name="T11">, если язык существует и<text:s/></text:span><text:span text:style-name="T10">False</text:span><text:span text:style-name="T11">, если язык неверно указан и его не удалось поставить</text:span></text:p>
      <text:p text:style-name="P14"><text:span text:style-name="T10">list_max_words()</text:span><text:span text:style-name="T11"><text:s/>- выполняет задачу 2 для списка объектов типа<text:s/></text:span><text:span text:style-name="T10">WikipediaPage</text:span></text:p>
      <text:p text:style-name="P14"><text:span text:style-name="T10">make_chain()</text:span><text:span text:style-name="T11"><text:s/>- выполняет задачу 3 для списка названий страниц</text:span></text:p>
      <text:p text:style-name="P14"><text:span text:style-name="T11">Также была использована функция<text:s/></text:span><text:span text:style-name="T10">is_page_valid()<text:s/></text:span><text:span text:style-name="T11">из преложенного модуля<text:s/></text:span><text:span text:style-name="T10">help_wiki_function</text:span><text:span text:style-name="T11">.</text:span></text:p>
      <text:p text:style-name="P7">Разработанный программный код см. в приложении А.</text:p>
      <text:h text:outline-level="2" text:style-name="P12">Тестирование.</text:h>
      <text:p text:style-name="P15"><text:span text:style-name="T13">Результаты тестирования представлены в табл. 1.</text:span></text:p>
      <text:p text:style-name="P16">Таблица <text:s/>– Результаты тестирования</text:p>
      <table:table table:style-name="Table2">
        <table:table-column table:style-name="Table2.A"/>
        <table:table-column table:style-name="Table2.B" table:number-columns-repeated="2"/>
        <table:table-row>
          <table:table-cell table:style-name="Table2.A1">
            <text:p text:style-name="P17">№ п/п</text:p>
          </table:table-cell>
          <table:table-cell table:style-name="Table2.A1">
            <text:p text:style-name="P17">Входные данные</text:p>
          </table:table-cell>
          <table:table-cell table:style-name="Table2.A1">
            <text:p text:style-name="P17">Выходные данные</text:p>
          </table:table-cell>
        </table:table-row>
        <table:table-row table:style-name="Table2.2">
          <table:table-cell table:style-name="Table2.A2">
            <text:list text:style-name="L1111" xml:id="list-9ca5d64e-b239-4b7b-9441-c1e74770cf55">
              <text:list-item>
                <text:number>1.</text:number>
                <text:p text:style-name="P18">11</text:p>
              </text:list-item>
            </text:list>
          </table:table-cell>
          <table:table-cell table:style-name="Table2.A2">
            <text:p text:style-name="P17">Айсберг, IBM, ru</text:p>
          </table:table-cell>
          <table:table-cell table:style-name="Table2.A2">
            <text:p text:style-name="P17">115 IBM</text:p>
            <text:p text:style-name="P17">['Айсберг', 'Буран', 'IBM']</text:p>
          </table:table-cell>
        </table:table-row>
        <table:table-row>
          <table:table-cell table:style-name="Table2.A2">
            <text:list text:style-name="L1211" text:continue-list="list-9ca5d64e-b239-4b7b-9441-c1e74770cf55" xml:id="list-4cd2f9b6-a463-48c6-b853-8d79286235da">
              <text:list-item>
                <text:number>2.</text:number>
                <text:p text:style-name="P18">22</text:p>
              </text:list-item>
            </text:list>
          </table:table-cell>
          <table:table-cell table:style-name="Table2.A2">
            <text:p text:style-name="P17">Канада, Валюта ячĕ, Тенке, cv</text:p>
          </table:table-cell>
          <table:table-cell table:style-name="Table2.A2">
            <text:p text:style-name="P17">32 Валюта ячĕ</text:p>
            <text:p text:style-name="P17">['Канада', 'Валюта ячĕ', 'ISO 4217', 'Тенке']</text:p>
          </table:table-cell>
        </table:table-row>
      </table:table>
      <text:p text:style-name="P7"/>
      <text:h text:outline-level="2" text:style-name="P12">Выводы.</text:h>
      <text:p text:style-name="P14"><text:span text:style-name="T7">Были изучены основные управляющие конструкции языка<text:s/></text:span><text:span text:style-name="T10">Python</text:span><text:span text:style-name="T7">. Были использованы условные операторы</text:span><text:span text:style-name="T10"><text:s/>if-else</text:span><text:span text:style-name="T7"><text:s/>и циклы<text:s/></text:span><text:span text:style-name="T10">for</text:span><text:span text:style-name="T7">.</text:span></text:p>
      <text:p text:style-name="P14"><text:span text:style-name="T7">Была разработана программа, выполняющая считывание с клавиатуры исходных данных и обрабатывающая их согласно условию. Для обработки данных использовались условные операторы<text:s/></text:span><text:span text:style-name="T14">if-else<text:s/></text:span><text:span text:style-name="T15">и циклы</text:span><text:span text:style-name="T14"><text:s/>for</text:span><text:span text:style-name="T16">.<text:s/></text:span><text:span text:style-name="T17">Так же использовалась библиотека<text:s/></text:span><text:span text:style-name="T18">Wikipedia<text:s/></text:span><text:span text:style-name="T19">и модуль<text:s/></text:span><text:span text:style-name="T18">Help_wiki_function</text:span><text:span text:style-name="T19">.</text:span></text:p>
      <text:h text:outline-level="1" text:style-name="P19">Приложение А<text:line-break/>Исходный код программы</text:h>
      <text:p text:style-name="P20"><text:span text:style-name="T17">Название файла:<text:s/></text:span><text:span text:style-name="T20">main.py</text:span></text:p>
      <text:p text:style-name="P7"><text:span text:style-name="T9">from wikipedia import *</text:span></text:p>
      <text:p text:style-name="P7"><text:span text:style-name="T9">from help_wiki_function import is_page_valid</text:span></text:p>
      <text:p text:style-name="P7"/>
      <text:p text:style-name="P7"/>
      <text:p text:style-name="P7"><text:span text:style-name="T9">def try_set_lang(language):</text:span></text:p>
      <text:p text:style-name="P7"><text:span text:style-name="T9"><text:s text:c="4"/>if language in languages():</text:span></text:p>
      <text:p text:style-name="P7"><text:span text:style-name="T9"><text:s text:c="8"/>set_lang(language)</text:span></text:p>
      <text:p text:style-name="P7"><text:span text:style-name="T9"><text:s text:c="8"/>return True</text:span></text:p>
      <text:p text:style-name="P7"><text:span text:style-name="T9"><text:s text:c="4"/>else:</text:span></text:p>
      <text:p text:style-name="P7"><text:span text:style-name="T9"><text:s text:c="8"/>return False</text:span></text:p>
      <text:p text:style-name="P7"/>
      <text:p text:style-name="P7"/>
      <text:p text:style-name="P7"><text:span text:style-name="T9">def list_max_words(arg_WikipediaPage_list):</text:span></text:p>
      <text:p text:style-name="P7"><text:span text:style-name="T9"><text:s text:c="4"/>max_summary_words_amount = 0</text:span></text:p>
      <text:p text:style-name="P7"><text:span text:style-name="T9"><text:s text:c="4"/>max_summary_words_pagename = ''</text:span></text:p>
      <text:p text:style-name="P7"><text:span text:style-name="T9"><text:s text:c="4"/>for a_page in arg_WikipediaPage_list:</text:span></text:p>
      <text:p text:style-name="P7"><text:span text:style-name="T9"><text:s text:c="8"/>words_amount = len(a_page.summary.split())</text:span></text:p>
      <text:p text:style-name="P7"><text:span text:style-name="T9"><text:s text:c="8"/>if words_amount &gt;= max_summary_words_amount:</text:span></text:p>
      <text:p text:style-name="P7"><text:span text:style-name="T9"><text:s text:c="12"/>max_summary_words_amount = words_amount</text:span></text:p>
      <text:p text:style-name="P7"><text:span text:style-name="T9"><text:s text:c="12"/>max_summary_words_pagename = a_page.title</text:span></text:p>
      <text:p text:style-name="P7"><text:span text:style-name="T9"><text:s text:c="4"/>return max_summary_words_amount, max_summary_words_pagename</text:span></text:p>
      <text:p text:style-name="P7"/>
      <text:p text:style-name="P7"/>
      <text:p text:style-name="P7"><text:span text:style-name="T9">def make_chain(wp_list):</text:span></text:p>
      <text:p text:style-name="P7"><text:span text:style-name="T9"><text:s text:c="4"/>result_chain = [wp_list[0]]</text:span></text:p>
      <text:p text:style-name="P7"><text:span text:style-name="T9"><text:s text:c="4"/>for i in range(len(wp_list)-1):</text:span></text:p>
      <text:p text:style-name="P7"><text:span text:style-name="T9"><text:s text:c="8"/>if wp_list[i+1] in page(wp_list[i]).links:</text:span></text:p>
      <text:p text:style-name="P7"><text:span text:style-name="T9"><text:s text:c="12"/>result_chain.append(wp_list[i+1])</text:span></text:p>
      <text:p text:style-name="P7"><text:span text:style-name="T9"><text:s text:c="8"/>else:</text:span></text:p>
      <text:p text:style-name="P7"><text:span text:style-name="T9"><text:s text:c="12"/>for intermediate in page(wp_list[i]).links:</text:span></text:p>
      <text:p text:style-name="P7"><text:span text:style-name="T9"><text:s text:c="16"/>if is_page_valid(intermediate):</text:span></text:p>
      <text:p text:style-name="P7"><text:span text:style-name="T9"><text:s text:c="20"/>if wp_list[i+1] in page(intermediate).links:</text:span></text:p>
      <text:p text:style-name="P7"><text:span text:style-name="T9"><text:s text:c="24"/>result_chain.append(intermediate)</text:span></text:p>
      <text:p text:style-name="P7"><text:span text:style-name="T9"><text:s text:c="24"/>result_chain.append(wp_list[i+1])</text:span></text:p>
      <text:p text:style-name="P7"><text:span text:style-name="T9"><text:s text:c="24"/>break</text:span></text:p>
      <text:p text:style-name="P7"><text:span text:style-name="T9"><text:s text:c="4"/>return result_chain</text:span></text:p>
      <text:p text:style-name="P7"/>
      <text:p text:style-name="P7"/>
      <text:p text:style-name="P7"><text:span text:style-name="T9"># if __name_ == "__main__":</text:span></text:p>
      <text:p text:style-name="P7"><text:span text:style-name="T9">user_input = input().split(', ')</text:span></text:p>
      <text:p text:style-name="P7"><text:span text:style-name="T9">lang = user_input[-1]</text:span></text:p>
      <text:p text:style-name="P7"><text:span text:style-name="T9">if try_set_lang(lang):</text:span></text:p>
      <text:p text:style-name="P7"><text:span text:style-name="T9"><text:s text:c="4"/>wp_titles_list = user_input[:-1]</text:span></text:p>
      <text:p text:style-name="P7"><text:span text:style-name="T9"><text:s text:c="4"/>WikipediaPage_list = map(page, wp_titles_list)</text:span></text:p>
      <text:p text:style-name="P7"><text:span text:style-name="T9"><text:s text:c="4"/>max_words_amount, max_words_pagename = list_max_words(WikipediaPage_list)</text:span></text:p>
      <text:p text:style-name="P7"><text:span text:style-name="T9"><text:s text:c="4"/>shortest_WikipediaPage_chain = make_chain(wp_titles_list)</text:span></text:p>
      <text:p text:style-name="P7"><text:span text:style-name="T9"><text:s text:c="4"/>print(max_words_amount, max_words_pagename)</text:span></text:p>
      <text:p text:style-name="P7"><text:span text:style-name="T9"><text:s text:c="4"/>print(shortest_WikipediaPage_chain)</text:span></text:p>
      <text:p text:style-name="P7"><text:span text:style-name="T9">else:</text:span></text:p>
      <text:p text:style-name="P7"><text:span text:style-name="T9"><text:s text:c="4"/>print('no results')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fo:hyphenation-ladder-count="no-limit" fo:orphans="2" fo:widows="2" style:line-break="strict" style:punctuation-wrap="hanging" style:tab-stop-distance="35.404785744200005pt" style:text-autospace="ideograph-alpha" style:writing-mode="lr"/>
      <style:text-properties fo:country="RU" fo:font-family="Liberation Serif" fo:font-size="12.000000000000000pt" fo:hyphenate="false" fo:hyphenation-push-char-count="2" fo:hyphenation-remain-char-count="2" fo:language="ru" style:letter-kerning="true" style:use-window-font-color="true"/>
    </style:default-style>
    <style:style style:name="Times14__D0_A0_D0_98_D0_9E2" style:display-name="Times14_РИО2" style:family="paragraph">
      <style:paragraph-properties fo:line-height="130%" fo:margin-left="0.000000000000000pt" fo:margin-right="0.000000000000000pt" fo:orphans="2" fo:text-align="justify" fo:text-indent="35.461478755799995pt" fo:widows="2" style:auto-text-indent="false" style:justify-single-word="false" style:vertical-align="auto">
        <style:tab-stops>
          <style:tab-stop style:position="35.46147875580pt" style:type="left" style:leader-type="none" style:leader-style="none" style:leader-width="auto" style:leader-color="font-color"/>
        </style:tab-stops>
      </style:paragraph-properties>
      <style:text-properties fo:country="RU" fo:font-size="14.000000000000000pt" fo:language="ru"/>
    </style:style>
    <style:style style:name="Heading_203" style:default-outline-level="3" style:display-name="Heading 3" style:family="paragraph" style:next-style-name="Text_20body">
      <style:paragraph-properties fo:margin="0.000000000000000pt" fo:text-align="justify" fo:text-indent="35.461478755799995pt" style:auto-text-indent="false" style:justify-single-word="false" style:page-number="auto"/>
      <style:text-properties fo:font-family="Times New Roman" fo:font-size="14.000000000000000pt" fo:font-style="italic" fo:font-weight="bold" style:font-family-generic="roman" style:font-pitch="variable"/>
    </style:style>
    <style:style style:name="Table_20Heading" style:display-name="Table Heading" style:family="paragraph">
      <style:paragraph-properties fo:text-align="center" style:justify-single-word="false" text:line-number="0" text:number-lines="false"/>
      <style:text-properties fo:font-weight="bold"/>
    </style:style>
    <style:style style:name="Contents_202" style:display-name="Contents 2" style:family="paragraph">
      <style:paragraph-properties fo:margin-left="8.000000000000000pt"/>
    </style:style>
    <style:style style:name="Heading_201" style:default-outline-level="1" style:display-name="Heading 1" style:family="paragraph" style:next-style-name="Text_20body">
      <style:paragraph-properties fo:margin="0.000000000000000pt" fo:text-align="center" fo:text-indent="0.000000000000000pt" style:auto-text-indent="false" style:justify-single-word="false" style:page-number="auto"/>
      <style:text-properties fo:font-family="Times New Roman" fo:font-size="14.000000000000000pt" fo:font-style="normal" fo:font-weight="bold" fo:text-transform="uppercase" style:font-family-generic="roman" style:font-pitch="variable"/>
    </style:style>
    <style:style style:name="Contents_201" style:display-name="Contents 1" style:family="paragraph">
      <style:paragraph-properties fo:margin-left="0.000000000000000pt"/>
    </style:style>
    <style:style style:name="Table_20Grid" style:display-name="Table Grid" style:family="paragraph">
      <style:paragraph-properties fo:orphans="2" fo:text-align="start" fo:widows="2" style:justify-single-word="false" style:vertical-align="auto"/>
      <style:text-properties fo:country="RU" fo:font-family="Calibri" fo:font-size="10.000000000000000pt" fo:language="ru" style:font-family-generic="roman" style:font-pitch="variable"/>
    </style:style>
    <style:style style:name="Table_20Contents" style:display-name="Table Contents" style:family="paragraph">
      <style:paragraph-properties text:line-number="0" text:number-lines="false"/>
    </style:style>
    <style:style style:name="Drawing" style:display-name="Drawing" style:family="paragraph">
      <style:paragraph-properties fo:line-height="100%" fo:margin="0.000000000000000pt" fo:text-align="center" fo:text-indent="0.000000000000000pt" style:auto-text-indent="false" style:justify-single-word="false"/>
      <style:text-properties fo:font-size="14.000000000000000pt" fo:font-style="normal"/>
    </style:style>
    <style:style style:name="_D0_9B_D0_B8_D1_81_D1_82_D0_B8_D0_BD_D0_B3" style:display-name="Листинг" style:family="paragraph">
      <style:paragraph-properties fo:line-height="100%"/>
      <style:text-properties fo:font-family="Courier New" fo:font-size="11.000000000000000pt" style:font-family-generic="modern" style:font-pitch="fixed"/>
    </style:style>
    <style:style style:name="Index" style:display-name="Index" style:family="paragraph">
      <style:paragraph-properties text:line-number="0" text:number-lines="false"/>
    </style:style>
    <style:style style:name="DocumentMap" style:display-name="DocumentMap" style:family="paragraph">
      <style:paragraph-properties fo:orphans="2" fo:text-align="start" fo:widows="2" style:justify-single-word="false" style:vertical-align="auto" style:writing-mode="lr"/>
      <style:text-properties fo:country="RU" fo:font-family="Calibri" fo:font-size="10.000000000000000pt" fo:language="ru" style:font-family-generic="roman" style:font-pitch="variable"/>
    </style:style>
    <style:style style:name="Frame_20contents" style:display-name="Frame contents" style:family="paragraph"/>
    <style:style style:name="Footer" style:display-name="Footer" style:family="paragraph">
      <style:paragraph-properties text:line-number="0" text:number-lines="false">
        <style:tab-stops>
          <style:tab-stop style:position="233.85867285000pt" style:type="center" style:leader-type="none" style:leader-style="none" style:leader-width="auto" style:leader-color="font-color"/>
          <style:tab-stop style:position="467.74569220580pt" style:type="right" style:leader-type="none" style:leader-style="none" style:leader-width="auto" style:leader-color="font-color"/>
        </style:tab-stops>
      </style:paragraph-properties>
    </style:style>
    <style:style style:name="Heading" style:display-name="Heading" style:family="paragraph" style:next-style-name="Text_20body">
      <style:paragraph-properties fo:keep-with-next="always" fo:margin-bottom="6.009459229600000pt" fo:margin-top="11.990571953400000pt"/>
      <style:text-properties fo:font-family="Liberation Sans" fo:font-size="14.000000000000000pt" style:font-family-generic="swiss" style:font-pitch="variable"/>
    </style:style>
    <style:style style:name="List" style:display-name="List" style:family="paragraph"/>
    <style:style style:name="Standard" style:display-name="Standard" style:family="paragraph">
      <style:paragraph-properties fo:line-height="150%" fo:margin-left="0.000000000000000pt" fo:margin-right="0.000000000000000pt" fo:orphans="2" fo:text-align="justify" fo:text-indent="35.461478755799995pt" fo:widows="2" style:auto-text-indent="false" style:justify-single-word="false" style:page-number="auto"/>
      <style:text-properties fo:font-family="Times New Roman" fo:font-size="14.000000000000000pt" style:font-family-generic="roman" style:font-pitch="variable"/>
    </style:style>
    <style:style style:name="Table" style:display-name="Table" style:family="paragraph">
      <style:paragraph-properties fo:line-height="100%" fo:margin="0.000000000000000pt" fo:text-align="start" fo:text-indent="0.000000000000000pt" style:auto-text-indent="false" style:justify-single-word="false" style:page-number="auto"/>
      <style:text-properties fo:font-size="14.000000000000000pt" fo:font-style="normal"/>
    </style:style>
    <style:style style:name="Heading_202" style:default-outline-level="2" style:display-name="Heading 2" style:family="paragraph" style:next-style-name="Text_20body">
      <style:paragraph-properties fo:margin="0.000000000000000pt" fo:text-align="justify" fo:text-indent="35.461478755799995pt" style:auto-text-indent="false" style:justify-single-word="false" style:page-number="auto"/>
      <style:text-properties fo:font-family="Times New Roman" fo:font-size="14.000000000000000pt" fo:font-weight="bold" style:font-family-generic="roman" style:font-pitch="variable"/>
    </style:style>
    <style:style style:name="Text_20body" style:display-name="Text body" style:family="paragraph">
      <style:paragraph-properties fo:line-height="150%" fo:margin-bottom="0.000000000000000pt" fo:margin-top="0.000000000000000pt" fo:text-align="justify" style:justify-single-word="false" style:page-number="auto"/>
    </style:style>
    <style:style style:name="Caption" style:display-name="Caption" style:family="paragraph">
      <style:paragraph-properties fo:margin-bottom="6.009459229600000pt" fo:margin-top="6.009459229600000pt" text:line-number="0" text:number-lines="false"/>
      <style:text-properties fo:font-size="12.000000000000000pt" fo:font-style="italic"/>
    </style:style>
    <style:style style:name="Bibliography_20misc" style:display-name="Bibliography misc" style:family="paragraph"/>
    <style:style style:name="Bibliography_20mastersthesis" style:display-name="Bibliography mastersthesis" style:family="paragraph"/>
    <style:style style:name="Bibliography_20custom3" style:display-name="Bibliography custom3" style:family="paragraph"/>
    <style:style style:name="Bibliography_20manual" style:display-name="Bibliography manual" style:family="paragraph"/>
    <style:style style:name="Bibliography_20custom2" style:display-name="Bibliography custom2" style:family="paragraph"/>
    <style:style style:name="Bibliography_20journal" style:display-name="Bibliography journal" style:family="paragraph"/>
    <style:style style:name="Bibliography_20custom1" style:display-name="Bibliography custom1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Endnote" style:display-name="Endnote" style:family="paragraph" style:next-style-name=""/>
    <style:style style:name="Bibliography_20techreport" style:display-name="Bibliography techreport" style:family="paragraph"/>
    <style:style style:name="Footnote" style:display-name="Footnote" style:family="paragraph" style:next-style-name=""/>
    <style:style style:name="Bibliography_20proceedings" style:display-name="Bibliography proceedings" style:family="paragraph"/>
    <style:style style:name="Bibliography_20custom5" style:display-name="Bibliography custom5" style:family="paragraph"/>
    <style:style style:name="Bibliography_20phdthesis" style:display-name="Bibliography phdthesis" style:family="paragraph"/>
    <style:style style:name="Bibliography_20custom4" style:display-name="Bibliography custom4" style:family="paragraph"/>
    <style:style style:name="Bibliography_20conference" style:display-name="Bibliography conference" style:family="paragraph"/>
    <style:style style:name="Bibliography_20booklet" style:display-name="Bibliography booklet" style:family="paragraph"/>
    <style:style style:name="Bibliography_20book" style:display-name="Bibliography book" style:family="paragraph"/>
    <style:style style:name="Bibliography_20article" style:display-name="Bibliography article" style:family="paragraph"/>
    <style:style style:name="Bibliography_20inproceedings" style:display-name="Bibliography inproceedings" style:family="paragraph"/>
    <style:style style:name="Bibliography_20incollection" style:display-name="Bibliography incollection" style:family="paragraph"/>
    <style:style style:name="Bibliography_20inbook" style:display-name="Bibliography inbook" style:family="paragraph"/>
    <style:style style:name="Bibliography_20email" style:display-name="Bibliography email" style:family="paragraph"/>
    <style:style style:name="Contents_206" style:display-name="Contents 6" style:family="paragraph">
      <style:paragraph-properties fo:margin-left="40.000000000000000pt"/>
    </style:style>
    <style:style style:name="Contents_205" style:display-name="Contents 5" style:family="paragraph">
      <style:paragraph-properties fo:margin-left="32.000000000000000pt"/>
    </style:style>
    <style:style style:name="Contents_204" style:display-name="Contents 4" style:family="paragraph">
      <style:paragraph-properties fo:margin-left="24.000000000000000pt"/>
    </style:style>
    <style:style style:name="Contents_203" style:display-name="Contents 3" style:family="paragraph">
      <style:paragraph-properties fo:margin-left="16.000000000000000pt"/>
    </style:style>
    <style:style style:name="Contents_2010" style:display-name="Contents 10" style:family="paragraph">
      <style:paragraph-properties fo:margin-left="72.000000000000000pt"/>
    </style:style>
    <style:style style:name="Contents_209" style:display-name="Contents 9" style:family="paragraph">
      <style:paragraph-properties fo:margin-left="64.000000000000000pt"/>
    </style:style>
    <style:style style:name="Contents_208" style:display-name="Contents 8" style:family="paragraph">
      <style:paragraph-properties fo:margin-left="56.000000000000000pt"/>
    </style:style>
    <style:style style:name="Contents_207" style:display-name="Contents 7" style:family="paragraph">
      <style:paragraph-properties fo:margin-left="48.000000000000000pt"/>
    </style:style>
    <style:style style:name="ListLabel_202" style:display-name="ListLabel 2" style:family="text"/>
    <style:style style:name="ListLabel_208" style:display-name="ListLabel 8" style:family="text"/>
    <style:style style:name="ListLabel_203" style:display-name="ListLabel 3" style:family="text"/>
    <style:style style:name="Numbering_20Symbols" style:display-name="Numbering Symbols" style:family="text"/>
    <style:style style:name="ListLabel_201" style:display-name="ListLabel 1" style:family="text">
      <style:text-properties fo:font-family="Times New Roman" fo:font-size="12.000000000000000pt" style:font-family-generic="roman" style:font-pitch="variable"/>
    </style:style>
    <style:style style:name="ListLabel_209" style:display-name="ListLabel 9" style:family="text"/>
    <style:style style:name="ListLabel_206" style:display-name="ListLabel 6" style:family="text"/>
    <style:style style:name="Default_20Paragraph_20Font" style:display-name="Default Paragraph Font" style:family="text"/>
    <style:style style:name="_D0_A2_D0_B5_D0_BA_D1_81_D1_82_D0_A0_D0_B0_D0_B7_D0_B4_D0_B5_D0_BB_D0_BE_D0_B2_20_D0_97_D0_BD_D0_B0_D0_BA" style:display-name="ТекстРазделов Знак" style:family="text">
      <style:text-properties fo:font-family="Times New Roman" fo:font-size="14.000000000000000pt" style:font-family-generic="roman" style:font-pitch="variable"/>
    </style:style>
    <style:style style:name="Book_20Title" style:display-name="Book Title" style:family="text">
      <style:text-properties fo:font-variant="small-caps" fo:font-weight="bold" fo:letter-spacing="0.255118552200000pt"/>
    </style:style>
    <style:style style:name="Endnote_20Symbol" style:display-name="Endnote Symbol" style:family="text"/>
    <style:style style:name="Endnote_20anchor" style:display-name="Endnote anchor" style:family="text">
      <style:text-properties style:text-position="super"/>
    </style:style>
    <style:style style:name="Footnote_20Symbol" style:display-name="Footnote Symbol" style:family="text"/>
    <style:style style:name="Footnote_20anchor" style:display-name="Footnote anchor" style:family="text">
      <style:text-properties style:text-position="super"/>
    </style:style>
    <style:style style:name="ListLabel_207" style:display-name="ListLabel 7" style:family="text"/>
    <style:style style:name="Times14__D0_A0_D0_98_D0_9E2_20_D0_97_D0_BD_D0_B0_D0_BA" style:display-name="Times14_РИО2 Знак" style:family="text">
      <style:text-properties fo:font-family="Times New Roman" fo:font-size="12.000000000000000pt" style:font-family-generic="roman" style:font-pitch="variable"/>
    </style:style>
    <style:style style:name="ListLabel_205" style:display-name="ListLabel 5" style:family="text"/>
    <style:style style:name="ListLabel_204" style:display-name="ListLabel 4" style:family="text"/>
    <text:list-style style:name="L14" style:display-name="L14">
      <text:list-level-style-number text:start-value="1" text:display-levels="1" style:num-suffix="." style:num-format="1" text:style-name="Numbering_20Symbols" text:level="1">
        <style:list-level-properties text:list-level-position-and-space-mode="label-alignment" fo:text-align="start">
          <style:list-level-label-alignment text:label-followed-by="listtab" text:list-tab-stop-position="36.00006236600pt" fo:text-indent="-18.00003118300pt" fo:margin-left="36.00006236600pt"/>
        </style:list-level-properties>
      </text:list-level-style-number>
      <text:list-level-style-number text:start-value="1" text:display-levels="1" style:num-suffix="." style:num-format="1" text:style-name="Numbering_20Symbols" text:level="2">
        <style:list-level-properties text:list-level-position-and-space-mode="label-alignment" fo:text-align="start">
          <style:list-level-label-alignment text:label-followed-by="listtab" text:list-tab-stop-position="54.00009354900pt" fo:text-indent="-18.00003118300pt" fo:margin-left="54.00009354900pt"/>
        </style:list-level-properties>
      </text:list-level-style-number>
      <text:list-level-style-number text:start-value="1" text:display-levels="1" style:num-suffix="." style:num-format="1" text:style-name="Numbering_20Symbols" text:level="3">
        <style:list-level-properties text:list-level-position-and-space-mode="label-alignment" fo:text-align="start">
          <style:list-level-label-alignment text:label-followed-by="listtab" text:list-tab-stop-position="72.00012473200pt" fo:text-indent="-18.00003118300pt" fo:margin-left="72.00012473200pt"/>
        </style:list-level-properties>
      </text:list-level-style-number>
      <text:list-level-style-number text:start-value="1" text:display-levels="1" style:num-suffix="." style:num-format="1" text:style-name="Numbering_20Symbols" text:level="4">
        <style:list-level-properties text:list-level-position-and-space-mode="label-alignment" fo:text-align="start">
          <style:list-level-label-alignment text:label-followed-by="listtab" text:list-tab-stop-position="90.00015591500pt" fo:text-indent="-18.00003118300pt" fo:margin-left="90.00015591500pt"/>
        </style:list-level-properties>
      </text:list-level-style-number>
      <text:list-level-style-number text:start-value="1" text:display-levels="1" style:num-suffix="." style:num-format="1" text:style-name="Numbering_20Symbols" text:level="5">
        <style:list-level-properties text:list-level-position-and-space-mode="label-alignment" fo:text-align="start">
          <style:list-level-label-alignment text:label-followed-by="listtab" text:list-tab-stop-position="108.00018709800pt" fo:text-indent="-18.00003118300pt" fo:margin-left="108.00018709800pt"/>
        </style:list-level-properties>
      </text:list-level-style-number>
      <text:list-level-style-number text:start-value="1" text:display-levels="1" style:num-suffix="." style:num-format="1" text:style-name="Numbering_20Symbols" text:level="6">
        <style:list-level-properties text:list-level-position-and-space-mode="label-alignment" fo:text-align="start">
          <style:list-level-label-alignment text:label-followed-by="listtab" text:list-tab-stop-position="126.00021828100pt" fo:text-indent="-18.00003118300pt" fo:margin-left="126.00021828100pt"/>
        </style:list-level-properties>
      </text:list-level-style-number>
      <text:list-level-style-number text:start-value="1" text:display-levels="1" style:num-suffix="." style:num-format="1" text:style-name="Numbering_20Symbols" text:level="7">
        <style:list-level-properties text:list-level-position-and-space-mode="label-alignment" fo:text-align="start">
          <style:list-level-label-alignment text:label-followed-by="listtab" text:list-tab-stop-position="144.00024946400pt" fo:text-indent="-18.00003118300pt" fo:margin-left="144.00024946400pt"/>
        </style:list-level-properties>
      </text:list-level-style-number>
      <text:list-level-style-number text:start-value="1" text:display-levels="1" style:num-suffix="." style:num-format="1" text:style-name="Numbering_20Symbols" text:level="8">
        <style:list-level-properties text:list-level-position-and-space-mode="label-alignment" fo:text-align="start">
          <style:list-level-label-alignment text:label-followed-by="listtab" text:list-tab-stop-position="162.00028064700pt" fo:text-indent="-18.00003118300pt" fo:margin-left="162.00028064700pt"/>
        </style:list-level-properties>
      </text:list-level-style-number>
      <text:list-level-style-number text:start-value="1" text:display-levels="1" style:num-suffix="." style:num-format="1" text:style-name="Numbering_20Symbols" text:level="9">
        <style:list-level-properties text:list-level-position-and-space-mode="label-alignment" fo:text-align="start">
          <style:list-level-label-alignment text:label-followed-by="listtab" text:list-tab-stop-position="180.00031183000pt" fo:text-indent="-18.00003118300pt" fo:margin-left="180.00031183000pt"/>
        </style:list-level-properties>
      </text:list-level-style-number>
      <text:list-level-style-number text:start-value="1" text:display-levels="1" style:num-suffix="." style:num-format="1" text:style-name="Numbering_20Symbols" text:level="10">
        <style:list-level-properties text:list-level-position-and-space-mode="label-alignment" fo:text-align="start">
          <style:list-level-label-alignment text:label-followed-by="listtab" text:list-tab-stop-position="198.00034301300pt" fo:text-indent="-18.00003118300pt" fo:margin-left="198.00034301300pt"/>
        </style:list-level-properties>
      </text:list-level-style-number>
    </text:list-style>
    <text:list-style style:name="WWNum1" style:display-name="WWNum1">
      <text:list-level-style-number text:start-value="1" text:display-levels="1" style:num-suffix="." style:num-format="1" text:style-name="ListLabel_201" text:level="1">
        <style:list-level-properties text:list-level-position-and-space-mode="label-alignment" fo:text-align="start">
          <style:list-level-label-alignment text:label-followed-by="listtab" text:list-tab-stop-position="0.00000000000pt" fo:text-indent="-18.00003118300pt" fo:margin-left="36.00006236600pt"/>
        </style:list-level-properties>
      </text:list-level-style-number>
      <text:list-level-style-number text:start-value="1" text:display-levels="1" style:num-suffix="." style:num-format="a" text:style-name="ListLabel_202" text:level="2">
        <style:list-level-properties text:list-level-position-and-space-mode="label-alignment" fo:text-align="start">
          <style:list-level-label-alignment text:label-followed-by="listtab" text:list-tab-stop-position="0.00000000000pt" fo:text-indent="-18.00003118300pt" fo:margin-left="72.00012473200pt"/>
        </style:list-level-properties>
      </text:list-level-style-number>
      <text:list-level-style-number text:start-value="1" text:display-levels="1" style:num-suffix="." style:num-format="i" text:style-name="ListLabel_203" text:level="3">
        <style:list-level-properties text:list-level-position-and-space-mode="label-alignment" fo:text-align="end">
          <style:list-level-label-alignment text:label-followed-by="listtab" text:list-tab-stop-position="0.00000000000pt" fo:text-indent="-9.01418884440pt" fo:margin-left="108.00018709800pt"/>
        </style:list-level-properties>
      </text:list-level-style-number>
      <text:list-level-style-number text:start-value="1" text:display-levels="1" style:num-suffix="." style:num-format="1" text:style-name="ListLabel_204" text:level="4">
        <style:list-level-properties text:list-level-position-and-space-mode="label-alignment" fo:text-align="start">
          <style:list-level-label-alignment text:label-followed-by="listtab" text:list-tab-stop-position="0.00000000000pt" fo:text-indent="-18.00003118300pt" fo:margin-left="144.00024946400pt"/>
        </style:list-level-properties>
      </text:list-level-style-number>
      <text:list-level-style-number text:start-value="1" text:display-levels="1" style:num-suffix="." style:num-format="a" text:style-name="ListLabel_205" text:level="5">
        <style:list-level-properties text:list-level-position-and-space-mode="label-alignment" fo:text-align="start">
          <style:list-level-label-alignment text:label-followed-by="listtab" text:list-tab-stop-position="0.00000000000pt" fo:text-indent="-18.00003118300pt" fo:margin-left="180.00031183000pt"/>
        </style:list-level-properties>
      </text:list-level-style-number>
      <text:list-level-style-number text:start-value="1" text:display-levels="1" style:num-suffix="." style:num-format="i" text:style-name="ListLabel_206" text:level="6">
        <style:list-level-properties text:list-level-position-and-space-mode="label-alignment" fo:text-align="end">
          <style:list-level-label-alignment text:label-followed-by="listtab" text:list-tab-stop-position="0.00000000000pt" fo:text-indent="-9.01418884440pt" fo:margin-left="216.00037419600pt"/>
        </style:list-level-properties>
      </text:list-level-style-number>
      <text:list-level-style-number text:start-value="1" text:display-levels="1" style:num-suffix="." style:num-format="1" text:style-name="ListLabel_207" text:level="7">
        <style:list-level-properties text:list-level-position-and-space-mode="label-alignment" fo:text-align="start">
          <style:list-level-label-alignment text:label-followed-by="listtab" text:list-tab-stop-position="0.00000000000pt" fo:text-indent="-18.00003118300pt" fo:margin-left="252.00043656200pt"/>
        </style:list-level-properties>
      </text:list-level-style-number>
      <text:list-level-style-number text:start-value="1" text:display-levels="1" style:num-suffix="." style:num-format="a" text:style-name="ListLabel_208" text:level="8">
        <style:list-level-properties text:list-level-position-and-space-mode="label-alignment" fo:text-align="start">
          <style:list-level-label-alignment text:label-followed-by="listtab" text:list-tab-stop-position="0.00000000000pt" fo:text-indent="-18.00003118300pt" fo:margin-left="288.00049892800pt"/>
        </style:list-level-properties>
      </text:list-level-style-number>
      <text:list-level-style-number text:start-value="1" text:display-levels="1" style:num-suffix="." style:num-format="i" text:style-name="ListLabel_209" text:level="9">
        <style:list-level-properties text:list-level-position-and-space-mode="label-alignment" fo:text-align="end">
          <style:list-level-label-alignment text:label-followed-by="listtab" text:list-tab-stop-position="0.00000000000pt" fo:text-indent="-9.01418884440pt" fo:margin-left="324.00056129400pt"/>
        </style:list-level-properties>
      </text:list-level-style-number>
      <text:list-level-style-number text:start-value="1" text:display-levels="1" style:num-suffix="." style:num-format="1" text:level="10">
        <style:list-level-properties text:list-level-position-and-space-mode="label-alignment" fo:text-align="start">
          <style:list-level-label-alignment text:label-followed-by="listtab" text:list-tab-stop-position="198.00034301300pt" fo:text-indent="-18.00003118300pt" fo:margin-left="198.00034301300pt"/>
        </style:list-level-properties>
      </text:list-level-style-number>
    </text:list-style>
    <text:outline-style style:name="Outline">
      <text:outline-level-style text:start-value="1" text:display-levels="1" style:num-format="1" text:level="1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2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3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4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5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6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7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8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9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  <text:outline-level-style text:start-value="1" text:display-levels="1" style:num-format="1" text:level="10">
        <style:list-level-properties text:list-level-position-and-space-mode="label-alignment" fo:text-align="start">
          <style:list-level-label-alignment text:label-followed-by="listtab" text:list-tab-stop-position="0.00000000000pt" fo:text-indent="0.00000000000pt" fo:margin-left="0.00000000000pt"/>
        </style:list-level-properties>
      </text:outline-level-style>
    </text:outline-style>
    <text:notes-configuration text:note-class="footnote" text:citation-style-name="Footnote_20_Symbol" text:citation-body-style-name="Footnote_20_anchor" text:default-style-name="Footnote" text:start-value="1" style:num-format="1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format="i" text:start-numbering-at="document" text:footnotes-position="page"/>
    <text:bibliography-configuration text:prefix="[" text:suffix="]" text:numbered-entries="false" text:sort-by-position="true"/>
  </office:styles>
  <office:automatic-styles>
    <style:style style:name="T1" style:family="text"/>
    <style:style style:name="P1" style:parent-style-name="Footer" style:family="paragraph">
      <style:paragraph-properties fo:hyphenation-ladder-count="no-limit" fo:line-height="150%" fo:margin-left="0.000000000000000pt" fo:margin-right="0.000000000000000pt" fo:orphans="2" fo:text-align="end" fo:text-indent="35.461478755799995pt" fo:widows="2" style:auto-text-indent="false" style:justify-single-word="false" style:line-break="strict" style:page-number="auto" style:punctuation-wrap="hanging" style:tab-stop-distance="35.404785744200005pt" style:text-autospace="ideograph-alpha" style:writing-mode="lr"/>
      <style:text-properties fo:country="RU" fo:font-family="Times New Roman" fo:font-size="14.000000000000000pt" fo:hyphenate="false" fo:hyphenation-push-char-count="2" fo:hyphenation-remain-char-count="2" fo:language="ru" style:font-family-generic="roman" style:font-pitch="variable" style:letter-kerning="true" style:use-window-font-color="true"/>
    </style:style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841.891222259999950pt" fo:page-width="595.304968305800003pt" style:print-orientation="portrait"/>
    </style:page-layout>
    <style:page-layout style:name="pm2" style:page-usage="all">
      <style:page-layout-properties calligra:specialborder-bottom="none" calligra:specialborder-left="none" calligra:specialborder-right="none" calligra:specialborder-top="none" fo:border="0pt none #000000" fo:margin-bottom="56.693011599999998pt" fo:margin-left="85.039517399999994pt" fo:margin-right="42.491412194200002pt" fo:margin-top="56.693011599999998pt" fo:padding="0.000000000000000pt" fo:page-height="841.891222259999950pt" fo:page-width="595.304968305800003pt" style:print-orientation="portrait"/>
      <style:footer-style>
        <style:header-footer-properties fo:min-height="0.00000000000pt" fo:margin-top="14.14490639420pt" style:dynamic-spacing="false"/>
      </style:footer-style>
    </style:page-layout>
  </office:automatic-styles>
  <office:master-styles>
    <style:master-page style:name="First_20_Page" style:display-name="First Page" style:next-style-name="Standard" style:page-layout-name="pm1"/>
    <style:master-page style:name="Index" style:page-layout-name="pm1"/>
    <style:master-page style:name="Standard" style:display-name="Default" style:page-layout-name="pm2">
      <style:footer>
        <text:p text:style-name="P1"><text:span text:style-name="T1"><text:page-number text:select-page="current" style:num-format="1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Unknown</meta:initial-creator>
    <meta:editing-cycles>34</meta:editing-cycles>
    <dc:date>2019-09-29T17:10:23</dc:date>
    <meta:creation-date>2018-10-16T14:07:55.262000000</meta:creation-date>
    <dc:creator>ICE_Jack</dc:creator>
  </office:meta>
</office:document-meta>
</file>